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Pictures/1000020100001B5D000001DE3510BDC124B51DE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09cm" fo:margin-top="0cm" fo:margin-bottom="0cm" style:page-number="auto" table:align="center" style:writing-mode="lr-tb"/>
    </style:style>
    <style:style style:name="Tabla1.A" style:family="table-column">
      <style:table-column-properties style:column-width="0.817cm"/>
    </style:style>
    <style:style style:name="Tabla1.B" style:family="table-column">
      <style:table-column-properties style:column-width="2.48cm"/>
    </style:style>
    <style:style style:name="Tabla1.C" style:family="table-column">
      <style:table-column-properties style:column-width="3.893cm"/>
    </style:style>
    <style:style style:name="Tabla1.D" style:family="table-column">
      <style:table-column-properties style:column-width="0.901cm"/>
    </style:style>
    <style:style style:name="Tabla1.E" style:family="table-column">
      <style:table-column-properties style:column-width="1.094cm"/>
    </style:style>
    <style:style style:name="Tabla1.F" style:family="table-column">
      <style:table-column-properties style:column-width="2.013cm"/>
    </style:style>
    <style:style style:name="Tabla1.G" style:family="table-column">
      <style:table-column-properties style:column-width="0.252cm"/>
    </style:style>
    <style:style style:name="Tabla1.H" style:family="table-column">
      <style:table-column-properties style:column-width="0.543cm"/>
    </style:style>
    <style:style style:name="Tabla1.I" style:family="table-column">
      <style:table-column-properties style:column-width="2.29cm"/>
    </style:style>
    <style:style style:name="Tabla1.J" style:family="table-column">
      <style:table-column-properties style:column-width="0.737cm"/>
    </style:style>
    <style:style style:name="Tabla1.K" style:family="table-column">
      <style:table-column-properties style:column-width="0.182cm"/>
    </style:style>
    <style:style style:name="Tabla1.L" style:family="table-column">
      <style:table-column-properties style:column-width="0.448cm"/>
    </style:style>
    <style:style style:name="Tabla1.M" style:family="table-column">
      <style:table-column-properties style:column-width="3.66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transparent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J1" style:family="table-cell">
      <style:table-cell-properties style:vertical-align="middle"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H2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3" style:family="table-row">
      <style:table-row-properties style:min-row-height="1.002cm" fo:keep-together="auto"/>
    </style:style>
    <style:style style:name="Tabla1.A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I3" style:family="table-cell">
      <style:table-cell-properties fo:background-color="transparent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M3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transparent" fo:padding-left="0.173cm" fo:padding-right="0.191cm" fo:padding-top="0cm" fo:padding-bottom="0cm" fo:border="0.5pt solid #000001">
        <style:background-image/>
      </style:table-cell-properties>
    </style:style>
    <style:style style:name="Tabla1.F4" style:family="table-cell">
      <style:table-cell-properties fo:background-color="transparent" fo:padding-left="0.171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transparent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F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G5" style:family="table-cell">
      <style:table-cell-properties fo:background-color="transparent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L5" style:family="table-cell">
      <style:table-cell-properties fo:background-color="transparent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top="0cm" fo:margin-bottom="0cm" table:align="center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8.999cm" fo:margin-left="0.134cm" fo:margin-top="0cm" fo:margin-bottom="0cm" table:align="left" style:writing-mode="lr-tb"/>
    </style:style>
    <style:style style:name="Tabla4.A" style:family="table-column">
      <style:table-column-properties style:column-width="1.08cm"/>
    </style:style>
    <style:style style:name="Tabla4.B" style:family="table-column">
      <style:table-column-properties style:column-width="8.521cm"/>
    </style:style>
    <style:style style:name="Tabla4.C" style:family="table-column">
      <style:table-column-properties style:column-width="0.298cm"/>
    </style:style>
    <style:style style:name="Tabla4.D" style:family="table-column">
      <style:table-column-properties style:column-width="5.794cm"/>
    </style:style>
    <style:style style:name="Tabla4.E" style:family="table-column">
      <style:table-column-properties style:column-width="3.306cm"/>
    </style:style>
    <style:style style:name="Tabla4.1" style:family="table-row">
      <style:table-row-properties style:row-height="0.9cm" fo:keep-together="auto"/>
    </style:style>
    <style:style style:name="Tabla4.A1" style:family="table-cell">
      <style:table-cell-properties style:vertical-align="middle" fo:background-color="#d9d9d9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4.B1" style:family="table-cell">
      <style:table-cell-properties style:vertical-align="middle" fo:background-color="#ffffff" fo:padding="0cm" fo:border-left="0.5pt solid #000001" fo:border-right="none" fo:border-top="0.5pt solid #000001" fo:border-bottom="0.75pt solid #000001">
        <style:background-image/>
      </style:table-cell-properties>
    </style:style>
    <style:style style:name="Tabla4.E1" style:family="table-cell">
      <style:table-cell-properties style:vertical-align="middle" fo:background-color="#ffffff" fo:padding="0cm" fo:border-left="0.5pt solid #000001" fo:border-right="0.75pt solid #000001" fo:border-top="0.5pt solid #000001" fo:border-bottom="0.75pt solid #000001">
        <style:background-image/>
      </style:table-cell-properties>
    </style:style>
    <style:style style:name="Tabla4.2" style:family="table-row">
      <style:table-row-properties style:row-height="0.7cm" fo:keep-together="auto"/>
    </style:style>
    <style:style style:name="Tabla4.A2" style:family="table-cell">
      <style:table-cell-properties style:vertical-align="middle" fo:background-color="#ffffff" fo:padding="0cm" fo:border-left="none" fo:border-right="none" fo:border-top="none" fo:border-bottom="0.75pt solid #000001">
        <style:background-image/>
      </style:table-cell-properties>
    </style:style>
    <style:style style:name="Tabla4.C2" style:family="table-cell">
      <style:table-cell-properties fo:background-color="#ffffff" fo:padding="0cm" fo:border="none">
        <style:background-image/>
      </style:table-cell-properties>
    </style:style>
    <style:style style:name="Tabla4.3" style:family="table-row">
      <style:table-row-properties style:row-height="3.591cm" fo:keep-together="auto"/>
    </style:style>
    <style:style style:name="Tabla4.A3" style:family="table-cell">
      <style:table-cell-properties fo:background-color="#ffffff" fo:padding="0cm" fo:border-left="0.5pt solid #000001" fo:border-right="0.75pt solid #000001" fo:border-top="0.75pt solid #000001" fo:border-bottom="0.5pt solid #00000a">
        <style:background-image/>
      </style:table-cell-properties>
    </style:style>
    <style:style style:name="Tabla4.C3" style:family="table-cell">
      <style:table-cell-properties fo:background-color="#ffffff" fo:padding="0cm" fo:border="none">
        <style:background-image/>
      </style:table-cell-properties>
    </style:style>
    <style:style style:name="Tabla4.D3" style:family="table-cell">
      <style:table-cell-properties fo:background-color="#ffffff" fo:padding="0cm" fo:border-left="0.75pt solid #000001" fo:border-right="0.75pt solid #000001" fo:border-top="0.75pt solid #000001" fo:border-bottom="0.5pt solid #00000a">
        <style:background-image/>
      </style:table-cell-properties>
    </style:style>
    <style:style style:name="Tabla4.4" style:family="table-row">
      <style:table-row-properties style:row-height="0.697cm" fo:keep-together="auto"/>
    </style:style>
    <style:style style:name="Tabla4.5" style:family="table-row">
      <style:table-row-properties style:min-row-height="1.33cm" fo:keep-together="auto"/>
    </style:style>
    <style:style style:name="Tabla4.A5" style:family="table-cell">
      <style:table-cell-properties fo:background-color="#ffffff" fo:padding="0cm" fo:border="none">
        <style:background-image/>
      </style:table-cell-properties>
    </style:style>
    <style:style style:name="Tabla4.D5" style:family="table-cell">
      <style:table-cell-properties fo:background-color="#ffffff" fo:padding="0cm" fo:border="none">
        <style:background-image/>
      </style:table-cell-properties>
    </style:style>
    <style:style style:name="Tabla6" style:family="table">
      <style:table-properties style:width="20.038cm" fo:margin-left="-0.191cm" fo:margin-top="0cm" fo:margin-bottom="0cm" table:align="left" style:writing-mode="lr-tb"/>
    </style:style>
    <style:style style:name="Tabla6.A" style:family="table-column">
      <style:table-column-properties style:column-width="6.678cm"/>
    </style:style>
    <style:style style:name="Tabla6.B" style:family="table-column">
      <style:table-column-properties style:column-width="6.6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none"/>
    </style:style>
    <style:style style:name="Tabla6.2" style:family="table-row">
      <style:table-row-properties style:min-row-height="0.353cm" fo:keep-together="auto"/>
    </style:style>
    <style:style style:name="Tabla6.A2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6pt" fo:letter-spacing="normal" fo:language="ru" fo:country="RU" fo:font-weight="bold" officeooo:paragraph-rsid="00218469" style:font-name-asian="Calibri2" style:font-size-asian="5.25pt" style:language-asian="en" style:country-asian="US" style:font-weight-asian="bold" style:font-size-complex="6pt"/>
    </style:style>
    <style:style style:name="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2pt" fo:letter-spacing="normal" fo:language="ru" fo:country="RU" fo:font-weight="bold" officeooo:paragraph-rsid="00218469" style:font-name-asian="Calibri2" style:font-size-asian="1.75pt" style:language-asian="en" style:country-asian="US" style:font-weight-asian="bold" style:font-size-complex="2pt"/>
    </style:style>
    <style:style style:name="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929d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8469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2" style:font-size-asian="8pt" style:language-asian="en" style:country-asian="US" style:font-name-complex="Arial2" style:font-size-complex="11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2" style:font-size-asian="8pt" style:language-asian="en" style:country-asian="US" style:font-name-complex="Arial2" style:font-size-complex="8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officeooo:paragraph-rsid="001655c2" style:font-name-asian="Calibri2" style:font-size-asian="8pt" style:language-asian="en" style:country-asian="US" style:font-name-complex="Arial2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s" fo:country="ES" style:font-name-asian="Calibri2" style:font-size-asian="8pt" style:language-asian="en" style:country-asian="US" style:font-name-complex="Arial2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fo:language="es" fo:country="ES" fo:font-style="italic" style:font-name-asian="Calibri2" style:font-size-asian="6pt" style:language-asian="en" style:country-asian="US" style:font-style-asian="italic" style:font-name-complex="Arial2" style:font-size-complex="6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fo:font-style="italic" style:font-name-asian="Calibri2" style:font-size-asian="6pt" style:font-style-asian="italic" style:font-name-complex="TimesNewRomanPSMT" style:font-size-complex="6pt" style:font-style-complex="italic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7pt" officeooo:paragraph-rsid="000929d7" style:font-name-asian="Calibri2" style:font-size-asian="7pt" style:font-name-complex="TimesNewRomanPSMT" style:font-size-complex="7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7pt" officeooo:paragraph-rsid="00218469" style:font-name-asian="Calibri2" style:font-size-asian="7pt" style:font-name-complex="TimesNewRomanPSMT" style:font-size-complex="7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fo:font-style="italic" officeooo:paragraph-rsid="00218469" style:font-name-asian="Calibri2" style:font-size-asian="6pt" style:font-style-asian="italic" style:font-name-complex="TimesNewRomanPSMT" style:font-size-complex="6pt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218469" style:font-size-asian="7.5pt" style:font-size-complex="7.5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279ff3" style:font-name-asian="Calibri2" style:font-size-asian="7.5pt" style:language-asian="en" style:country-asian="US" style:font-size-complex="7.5pt"/>
    </style:style>
    <style:style style:name="P20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P21" style:family="paragraph" style:parent-style-name="Standard">
      <style:paragraph-properties fo:margin-left="0.751cm" fo:margin-right="0cm" fo:margin-top="0cm" fo:margin-bottom="0cm" loext:contextual-spacing="false" fo:line-height="100%" fo:orphans="0" fo:widows="0" fo:text-indent="0cm" style:auto-text-indent="false"/>
      <style:text-properties officeooo:paragraph-rsid="000929d7"/>
    </style:style>
    <style:style style:name="P22" style:family="paragraph" style:parent-style-name="Table_20_Paragraph">
      <style:paragraph-properties fo:margin-left="0.751cm" fo:margin-right="0cm" fo:line-height="100%" fo:text-indent="0cm" style:auto-text-indent="false"/>
      <style:text-properties officeooo:paragraph-rsid="000929d7"/>
    </style:style>
    <style:style style:name="P23" style:family="paragraph" style:parent-style-name="Standard">
      <style:paragraph-properties fo:margin-left="0.737cm" fo:margin-right="0cm" fo:margin-top="0cm" fo:margin-bottom="0cm" loext:contextual-spacing="false" fo:line-height="100%" fo:orphans="0" fo:widows="0" fo:text-indent="0cm" style:auto-text-indent="false"/>
      <style:text-properties officeooo:paragraph-rsid="000929d7"/>
    </style:style>
    <style:style style:name="P24" style:family="paragraph" style:parent-style-name="Table_20_Paragraph">
      <style:paragraph-properties fo:margin-left="0.737cm" fo:margin-right="0cm" fo:line-height="100%" fo:text-indent="0cm" style:auto-text-indent="false"/>
      <style:text-properties officeooo:paragraph-rsid="000929d7"/>
    </style:style>
    <style:style style:name="P25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218469" style:font-size-asian="18pt" style:font-weight-asian="bold"/>
    </style:style>
    <style:style style:name="P26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279ff3" style:font-size-asian="18pt" style:font-weight-asian="bold"/>
    </style:style>
    <style:style style:name="P27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0f8982" officeooo:paragraph-rsid="000f8982" style:font-size-asian="18pt" style:font-weight-asian="bold"/>
    </style:style>
    <style:style style:name="P28" style:family="paragraph" style:parent-style-name="Table_20_Paragraph">
      <style:paragraph-properties fo:margin-left="0.171cm" fo:margin-right="0cm" fo:text-align="center" style:justify-single-word="false" fo:text-indent="0cm" style:auto-text-indent="false"/>
      <style:text-properties officeooo:paragraph-rsid="000929d7"/>
    </style:style>
    <style:style style:name="P29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218469"/>
    </style:style>
    <style:style style:name="P30" style:family="paragraph" style:parent-style-name="Table_20_Paragraph">
      <style:paragraph-properties fo:margin-left="0.171cm" fo:margin-right="0cm" fo:text-indent="0cm" style:auto-text-indent="false"/>
      <style:text-properties officeooo:paragraph-rsid="00218469"/>
    </style:style>
    <style:style style:name="P31" style:family="paragraph" style:parent-style-name="Table_20_Paragraph">
      <style:paragraph-properties fo:margin-left="0.171cm" fo:margin-right="0cm" fo:text-indent="0cm" style:auto-text-indent="false"/>
      <style:text-properties officeooo:paragraph-rsid="0020c2da"/>
    </style:style>
    <style:style style:name="P32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279ff3" style:font-size-asian="7.5pt" style:font-size-complex="7.5pt"/>
    </style:style>
    <style:style style:name="P33" style:family="paragraph" style:parent-style-name="Table_20_Paragraph">
      <style:paragraph-properties fo:margin-left="0.171cm" fo:margin-right="0cm" fo:text-indent="0cm" style:auto-text-indent="false"/>
      <style:text-properties officeooo:paragraph-rsid="00279ff3"/>
    </style:style>
    <style:style style:name="P34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20c2da" style:font-size-asian="7.5pt" style:font-size-complex="7.5pt"/>
    </style:style>
    <style:style style:name="P35" style:family="paragraph" style:parent-style-name="Table_20_Paragraph">
      <style:paragraph-properties fo:margin-left="0.166cm" fo:margin-right="0cm" fo:text-indent="0cm" style:auto-text-indent="false"/>
      <style:text-properties officeooo:paragraph-rsid="0020c2da"/>
    </style:style>
    <style:style style:name="P36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20c2da" style:font-size-asian="7.5pt" style:font-size-complex="7.5pt"/>
    </style:style>
    <style:style style:name="P37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279ff3" style:font-size-asian="7.5pt" style:font-size-complex="7.5pt"/>
    </style:style>
    <style:style style:name="P38" style:family="paragraph" style:parent-style-name="Table_20_Paragraph">
      <style:paragraph-properties fo:margin-left="0.166cm" fo:margin-right="0cm" fo:text-indent="0cm" style:auto-text-indent="false"/>
      <style:text-properties officeooo:paragraph-rsid="00279ff3"/>
    </style:style>
    <style:style style:name="P39" style:family="paragraph" style:parent-style-name="Table_20_Paragraph">
      <style:paragraph-properties fo:margin-left="0.75cm" fo:margin-right="0cm" fo:margin-top="0.141cm" fo:margin-bottom="0.353cm" loext:contextual-spacing="false" fo:text-indent="0cm" style:auto-text-indent="false"/>
      <style:text-properties fo:font-size="5.5pt" fo:language="es" fo:country="ES" style:font-name-asian="Arial2" style:font-size-asian="5.5pt" style:font-name-complex="Arial2" style:font-size-complex="5.5pt"/>
    </style:style>
    <style:style style:name="P40" style:family="paragraph" style:parent-style-name="Table_20_Paragraph">
      <style:paragraph-properties fo:margin-left="0.169cm" fo:margin-right="0cm" fo:text-indent="0cm" style:auto-text-indent="false"/>
    </style:style>
    <style:style style:name="P41" style:family="paragraph" style:parent-style-name="Table_20_Paragraph">
      <style:paragraph-properties fo:margin-left="0.169cm" fo:margin-right="0cm" fo:text-align="center" style:justify-single-word="false" fo:text-indent="0cm" style:auto-text-indent="false"/>
      <style:text-properties officeooo:paragraph-rsid="000929d7"/>
    </style:style>
    <style:style style:name="P42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style:font-weight-asian="bold"/>
    </style:style>
    <style:style style:name="P43" style:family="paragraph" style:parent-style-name="Table_20_Paragraph">
      <style:paragraph-properties fo:margin-left="0.169cm" fo:margin-right="0cm" fo:text-indent="0cm" style:auto-text-indent="false"/>
      <style:text-properties officeooo:rsid="000929d7" officeooo:paragraph-rsid="00279ff3"/>
    </style:style>
    <style:style style:name="P44" style:family="paragraph" style:parent-style-name="Table_20_Paragraph">
      <loext:graphic-properties draw:fill="none"/>
      <style:paragraph-properties fo:margin-left="0.236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5" style:family="paragraph" style:parent-style-name="Standard">
      <style:paragraph-properties fo:margin-left="0.236cm" fo:margin-right="0cm" fo:margin-top="0cm" fo:margin-bottom="0cm" loext:contextual-spacing="false" fo:line-height="100%" fo:orphans="0" fo:widows="0" fo:text-indent="0cm" style:auto-text-indent="false" style:writing-mode="lr-tb"/>
      <style:text-properties officeooo:paragraph-rsid="000929d7"/>
    </style:style>
    <style:style style:name="P46" style:family="paragraph" style:parent-style-name="Standard">
      <loext:graphic-properties draw:fill="none"/>
      <style:paragraph-properties fo:margin-left="0.236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7" style:family="paragraph" style:parent-style-name="Table_20_Paragraph">
      <loext:graphic-properties draw:fill="none"/>
      <style:paragraph-properties fo:margin-left="0.24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929d7"/>
    </style:style>
    <style:style style:name="P48" style:family="paragraph" style:parent-style-name="Table_20_Paragraph">
      <loext:graphic-properties draw:fill="none"/>
      <style:paragraph-properties fo:margin-left="0.24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80b84"/>
    </style:style>
    <style:style style:name="P49" style:family="paragraph" style:parent-style-name="Standard">
      <style:text-properties officeooo:paragraph-rsid="001ac02f"/>
    </style:style>
    <style:style style:name="P50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20c2da"/>
    </style:style>
    <style:style style:name="P51" style:family="paragraph" style:parent-style-name="Table_20_Paragraph">
      <style:paragraph-properties fo:margin-left="0cm" fo:margin-right="0cm" fo:text-indent="0cm" style:auto-text-indent="false"/>
      <style:text-properties officeooo:paragraph-rsid="0020c2da"/>
    </style:style>
    <style:style style:name="P52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3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normal" fo:background-color="transparent"/>
    </style:style>
    <style:style style:name="P5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5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 fo:font-weight="normal"/>
    </style:style>
    <style:style style:name="P56" style:family="paragraph">
      <style:paragraph-properties fo:text-align="center"/>
      <style:text-properties fo:font-variant="normal" fo:text-transform="none" style:text-line-through-style="none" style:text-line-through-type="none" style:font-name="Arial1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language="ru" fo:country="RU" fo:font-weight="bold" style:font-name-asian="Calibri2" style:font-size-asian="24pt" style:language-asian="en" style:country-asian="US" style:font-weight-asian="bold" style:font-size-complex="24pt"/>
    </style:style>
    <style:style style:name="T3" style:family="text">
      <style:text-properties style:font-name="Times New Roman" fo:font-size="24pt" fo:language="ru" fo:country="RU" fo:font-weight="bold" style:font-name-asian="Calibri2" style:font-size-asian="24pt" style:language-asian="en" style:country-asian="US" style:font-weight-asian="bold" style:font-size-complex="24pt"/>
    </style:style>
    <style:style style:name="T4" style:family="text">
      <style:text-properties style:font-name="Arial" fo:font-size="20pt" fo:letter-spacing="normal" fo:language="ru" fo:country="RU" fo:font-weight="bold" style:font-name-asian="Calibri2" style:font-size-asian="20pt" style:language-asian="en" style:country-asian="US" style:font-weight-asian="bold" style:font-size-complex="20pt"/>
    </style:style>
    <style:style style:name="T5" style:family="text">
      <style:text-properties style:font-name="Arial" fo:font-size="20pt" fo:letter-spacing="normal" fo:language="es" fo:country="ES" fo:font-weight="bold" officeooo:rsid="000929d7" style:font-name-asian="Calibri2" style:font-size-asian="20pt" style:language-asian="en" style:country-asian="US" style:font-weight-asian="bold" style:font-size-complex="20pt"/>
    </style:style>
    <style:style style:name="T6" style:family="text">
      <style:text-properties style:font-name="Arial" fo:font-size="20pt" fo:language="ru" fo:country="RU" fo:font-weight="bold" style:font-name-asian="Calibri2" style:font-size-asian="20pt" style:language-asian="en" style:country-asian="US" style:font-weight-asian="bold" style:font-size-complex="20pt"/>
    </style:style>
    <style:style style:name="T7" style:family="text">
      <style:text-properties style:font-name="Arial" fo:font-size="20pt" fo:language="es" fo:country="ES" fo:font-weight="bold" officeooo:rsid="000929d7" style:font-name-asian="Calibri2" style:font-size-asian="20pt" style:language-asian="en" style:country-asian="US" style:font-weight-asian="bold" style:font-size-complex="20pt"/>
    </style:style>
    <style:style style:name="T8" style:family="text">
      <style:text-properties fo:color="#800000" style:text-position="-2% 100%" style:font-name="Arial" fo:font-size="20pt" fo:language="ru" fo:country="RU" fo:font-weight="bold" style:font-name-asian="Calibri2" style:font-size-asian="20pt" style:language-asian="en" style:country-asian="US" style:font-weight-asian="bold" style:font-name-complex="Arial2" style:font-size-complex="20pt" style:font-weight-complex="bold"/>
    </style:style>
    <style:style style:name="T9" style:family="text">
      <style:text-properties fo:color="#800000" style:text-position="-2% 100%" style:font-name="Arial" fo:font-size="20pt" fo:font-weight="bold" style:font-name-asian="Calibri2" style:font-size-asian="20pt" style:language-asian="en" style:country-asian="US" style:font-weight-asian="bold" style:font-name-complex="Arial2" style:font-size-complex="20pt" style:font-weight-complex="bold"/>
    </style:style>
    <style:style style:name="T10" style:family="text">
      <style:text-properties fo:letter-spacing="normal" fo:language="es" fo:country="ES" fo:font-weight="bold" style:font-weight-asian="bold" style:text-scale="105%"/>
    </style:style>
    <style:style style:name="T11" style:family="text">
      <style:text-properties fo:letter-spacing="0.046cm" fo:font-weight="bold" style:font-weight-asian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etter-spacing="0.048cm" fo:font-weight="bold" style:font-weight-asian="bold"/>
    </style:style>
    <style:style style:name="T15" style:family="text">
      <style:text-properties fo:letter-spacing="0.042cm" fo:font-weight="bold" style:font-weight-asian="bold"/>
    </style:style>
    <style:style style:name="T16" style:family="text">
      <style:text-properties fo:font-size="7.5pt" style:font-size-asian="7.5pt" style:font-size-complex="7.5pt"/>
    </style:style>
    <style:style style:name="T17" style:family="text">
      <style:text-properties fo:font-size="7.5pt" officeooo:rsid="000dcb0f" style:font-size-asian="7.5pt" style:font-size-complex="7.5pt"/>
    </style:style>
    <style:style style:name="T18" style:family="text">
      <style:text-properties fo:font-size="7.5pt" fo:letter-spacing="0.019cm" style:font-size-asian="7.5pt" style:font-size-complex="7.5pt"/>
    </style:style>
    <style:style style:name="T19" style:family="text">
      <style:text-properties fo:font-size="7.5pt" fo:letter-spacing="0.019cm" fo:language="es" fo:country="ES" style:font-size-asian="7.5pt" style:font-size-complex="7.5pt"/>
    </style:style>
    <style:style style:name="T20" style:family="text">
      <style:text-properties fo:font-size="7.5pt" fo:letter-spacing="0.026cm" fo:language="es" fo:country="ES" style:font-size-asian="7.5pt" style:font-size-complex="7.5pt"/>
    </style:style>
    <style:style style:name="T21" style:family="text">
      <style:text-properties fo:font-size="7.5pt" fo:letter-spacing="0.026cm" style:font-size-asian="7.5pt" style:font-size-complex="7.5pt"/>
    </style:style>
    <style:style style:name="T22" style:family="text">
      <style:text-properties fo:font-size="7.5pt" fo:language="es" fo:country="ES" style:font-size-asian="7.5pt" style:font-size-complex="7.5pt"/>
    </style:style>
    <style:style style:name="T23" style:family="text">
      <style:text-properties fo:font-size="7.5pt" fo:language="es" fo:country="ES" style:font-size-asian="7.5pt" style:font-size-complex="7.5pt" style:text-scale="105%"/>
    </style:style>
    <style:style style:name="T24" style:family="text">
      <style:text-properties fo:font-size="7.5pt" fo:language="es" fo:country="ES" officeooo:rsid="00523fcc" style:font-size-asian="7.5pt" style:font-size-complex="7.5pt" style:text-scale="105%"/>
    </style:style>
    <style:style style:name="T25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26" style:family="text">
      <style:text-properties fo:font-size="7.5pt" fo:letter-spacing="0.023cm" style:font-size-asian="7.5pt" style:font-size-complex="7.5pt"/>
    </style:style>
    <style:style style:name="T27" style:family="text">
      <style:text-properties fo:font-size="7.5pt" fo:letter-spacing="0.016cm" style:font-size-asian="7.5pt" style:font-size-complex="7.5pt"/>
    </style:style>
    <style:style style:name="T28" style:family="text">
      <style:text-properties fo:font-size="7.5pt" fo:letter-spacing="0.018cm" style:font-size-asian="7.5pt" style:font-size-complex="7.5pt"/>
    </style:style>
    <style:style style:name="T29" style:family="text">
      <style:text-properties fo:font-size="7.5pt" fo:letter-spacing="0.025cm" style:font-size-asian="7.5pt" style:font-size-complex="7.5pt"/>
    </style:style>
    <style:style style:name="T30" style:family="text">
      <style:text-properties fo:font-size="7.5pt" fo:letter-spacing="0.025cm" fo:language="es" fo:country="ES" style:font-size-asian="7.5pt" style:font-size-complex="7.5pt"/>
    </style:style>
    <style:style style:name="T31" style:family="text">
      <style:text-properties style:text-position="13% 100%" fo:font-size="7.5pt" fo:letter-spacing="normal" fo:language="es" fo:country="ES" style:font-size-asian="7.5pt" style:font-name-complex="Calibri2" style:font-size-complex="7.5pt" style:text-scale="105%"/>
    </style:style>
    <style:style style:name="T32" style:family="text">
      <style:text-properties style:text-position="13% 100%" fo:font-size="7.5pt" fo:letter-spacing="normal" fo:language="es" fo:country="ES" fo:font-weight="bold" style:font-size-asian="7.5pt" style:font-weight-asian="bold" style:font-name-complex="Calibri2" style:font-size-complex="7.5pt" style:text-scale="105%"/>
    </style:style>
    <style:style style:name="T33" style:family="text">
      <style:text-properties style:text-position="13% 100%" fo:font-size="7.5pt" fo:letter-spacing="normal" fo:language="es" fo:country="ES" style:font-name-asian="Calibri2" style:font-size-asian="7.5pt" style:language-asian="en" style:country-asian="US" style:font-name-complex="Calibri2" style:font-size-complex="7.5pt" style:text-scale="105%"/>
    </style:style>
    <style:style style:name="T34" style:family="text">
      <style:text-properties style:text-position="13% 100%" fo:font-size="7.5pt" fo:letter-spacing="normal" fo:language="es" fo:country="ES" officeooo:rsid="00180b84" style:font-name-asian="Calibri2" style:font-size-asian="7.5pt" style:language-asian="en" style:country-asian="US" style:font-name-complex="Calibri2" style:font-size-complex="7.5pt" style:text-scale="105%"/>
    </style:style>
    <style:style style:name="T35" style:family="text">
      <style:text-properties style:text-position="13% 100%" fo:font-size="7.5pt" style:font-size-asian="7.5pt" style:font-size-complex="7.5pt" style:text-scale="115%"/>
    </style:style>
    <style:style style:name="T36" style:family="text">
      <style:text-properties style:text-position="13% 100%" fo:font-size="7.5pt" fo:language="es" fo:country="ES" style:font-size-asian="7.5pt" style:font-name-complex="Calibri2" style:font-size-complex="7.5pt" style:text-scale="105%"/>
    </style:style>
    <style:style style:name="T37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38" style:family="text">
      <style:text-properties style:text-position="13% 100%" fo:font-size="8pt" fo:letter-spacing="normal" fo:language="es" fo:country="ES" style:font-size-asian="8pt" style:font-name-complex="Calibri2" style:font-size-complex="8pt" style:text-scale="105%"/>
    </style:style>
    <style:style style:name="T39" style:family="text">
      <style:text-properties style:text-position="13% 100%" style:font-name="Calibri" fo:font-size="7.5pt" fo:letter-spacing="normal" fo:language="es" fo:country="ES" style:font-size-asian="7.5pt" style:font-name-complex="Calibri2" style:font-size-complex="7.5pt" style:text-scale="105%"/>
    </style:style>
    <style:style style:name="T40" style:family="text">
      <style:text-properties style:text-position="13% 100%" style:font-name="Calibri" fo:font-size="7.5pt" fo:letter-spacing="normal" fo:language="es" fo:country="ES" style:font-name-asian="Calibri2" style:font-size-asian="7.5pt" style:language-asian="en" style:country-asian="US" style:font-name-complex="Calibri2" style:font-size-complex="7.5pt" style:text-scale="105%"/>
    </style:style>
    <style:style style:name="T41" style:family="text">
      <style:text-properties style:text-position="13% 100%" style:font-name="Calibri" fo:font-size="7.5pt" fo:language="es" fo:country="ES" style:font-size-asian="7.5pt" style:font-name-complex="Calibri2" style:font-size-complex="7.5pt" style:text-scale="105%"/>
    </style:style>
    <style:style style:name="T42" style:family="text">
      <style:text-properties style:text-position="13% 100%" fo:font-size="9pt" fo:letter-spacing="normal" fo:language="es" fo:country="ES" officeooo:rsid="00180b84" style:font-size-asian="9pt" style:font-name-complex="Calibri2" style:font-size-complex="9pt" style:text-scale="105%"/>
    </style:style>
    <style:style style:name="T43" style:family="text">
      <style:text-properties style:text-position="13% 100%" fo:font-size="9pt" fo:letter-spacing="normal" fo:language="es" fo:country="ES" officeooo:rsid="00180b84" style:font-name-asian="Calibri2" style:font-size-asian="9pt" style:language-asian="en" style:country-asian="US" style:font-name-complex="Myriad Pro" style:font-size-complex="9pt" style:text-scale="105%"/>
    </style:style>
    <style:style style:name="T44" style:family="text">
      <style:text-properties fo:letter-spacing="0.028cm" fo:language="es" fo:country="ES" fo:font-weight="bold" style:font-weight-asian="bold"/>
    </style:style>
    <style:style style:name="T45" style:family="text">
      <style:text-properties fo:language="es" fo:country="ES"/>
    </style:style>
    <style:style style:name="T46" style:family="text">
      <style:text-properties fo:language="es" fo:country="ES" fo:font-weight="bold" style:font-weight-asian="bold"/>
    </style:style>
    <style:style style:name="T47" style:family="text">
      <style:text-properties fo:language="es" fo:country="ES" fo:font-weight="bold" officeooo:rsid="00070cad" style:font-weight-asian="bold"/>
    </style:style>
    <style:style style:name="T48" style:family="text">
      <style:text-properties fo:letter-spacing="0.026cm" fo:language="es" fo:country="ES" fo:font-weight="bold" style:font-weight-asian="bold"/>
    </style:style>
    <style:style style:name="T49" style:family="text">
      <style:text-properties fo:letter-spacing="0.026cm" fo:language="es" fo:country="ES" fo:font-weight="bold" officeooo:rsid="00070cad" style:font-weight-asian="bold"/>
    </style:style>
    <style:style style:name="T50" style:family="text">
      <style:text-properties fo:font-size="16pt" fo:letter-spacing="normal" fo:language="es" fo:country="ES" fo:font-weight="bold" style:font-size-asian="16pt" style:font-weight-asian="bold" style:font-size-complex="16pt"/>
    </style:style>
    <style:style style:name="T51" style:family="text">
      <style:text-properties fo:font-size="9pt" fo:letter-spacing="normal" style:font-size-asian="9pt" style:font-size-complex="9pt" style:text-scale="105%"/>
    </style:style>
    <style:style style:name="T52" style:family="text">
      <style:text-properties fo:font-size="9pt" fo:letter-spacing="normal" fo:language="es" fo:country="ES" style:font-size-asian="9pt" style:font-size-complex="9pt" style:text-scale="105%"/>
    </style:style>
    <style:style style:name="T53" style:family="text">
      <style:text-properties fo:font-size="9pt" fo:letter-spacing="normal" fo:language="es" fo:country="ES" fo:font-weight="bold" style:font-size-asian="9pt" style:font-weight-asian="bold" style:font-size-complex="9pt" style:text-scale="105%"/>
    </style:style>
    <style:style style:name="T54" style:family="text">
      <style:text-properties fo:font-size="9pt" fo:letter-spacing="normal" style:font-name-asian="Calibri2" style:font-size-asian="9pt" style:language-asian="en" style:country-asian="US" style:font-size-complex="9pt" style:text-scale="105%"/>
    </style:style>
    <style:style style:name="T55" style:family="text">
      <style:text-properties fo:font-size="9pt" fo:language="es" fo:country="ES" style:font-size-asian="9pt" style:font-name-complex="Myriad Pro" style:font-size-complex="9pt"/>
    </style:style>
    <style:style style:name="T56" style:family="text">
      <style:text-properties fo:font-size="9pt" style:font-name-asian="Calibri2" style:font-size-asian="9pt" style:language-asian="en" style:country-asian="US" style:font-name-complex="Myriad Pro" style:font-size-complex="9pt"/>
    </style:style>
    <style:style style:name="T57" style:family="text">
      <style:text-properties fo:font-size="9pt" officeooo:rsid="00204483" style:font-name-asian="Calibri2" style:font-size-asian="9pt" style:language-asian="en" style:country-asian="US" style:font-name-complex="Myriad Pro" style:font-size-complex="9pt"/>
    </style:style>
    <style:style style:name="T58" style:family="text">
      <style:text-properties style:font-name="Calibri" fo:font-size="9pt" style:font-size-asian="9pt" style:font-name-complex="Arial2" style:font-size-complex="9pt"/>
    </style:style>
    <style:style style:name="T59" style:family="text">
      <style:text-properties style:font-name="Calibri" fo:font-size="9pt" officeooo:rsid="0025d21a" style:font-size-asian="9pt" style:font-name-complex="Arial2" style:font-size-complex="9pt"/>
    </style:style>
    <style:style style:name="T60" style:family="text">
      <style:text-properties style:font-name="Calibri" fo:font-size="9pt" fo:language="es" fo:country="ES" style:font-size-asian="9pt" style:font-name-complex="Arial2" style:font-size-complex="9pt"/>
    </style:style>
    <style:style style:name="T61" style:family="text">
      <style:text-properties style:font-name="Calibri1" fo:font-size="6pt" fo:font-style="italic" style:font-size-asian="6pt" style:font-style-asian="italic" style:font-size-complex="6pt"/>
    </style:style>
    <style:style style:name="T62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63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T64" style:family="text">
      <style:text-properties officeooo:rsid="004c01a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1ac_mac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gc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dpb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pv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aic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ing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pac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fct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intec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ce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sac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vt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ta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_gpc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ac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ac_fol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bat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ges" form:control-implementation="ooo:com.sun.star.form.component.CheckBox" xml:id="control19" form:id="control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25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tpb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cceso_2bup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ia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_A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lu_dni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xml:id="control30" form:id="control30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entro_procedencia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25">A</text:p>
          </table:table-cell>
          <table:table-cell table:style-name="Tabla1.B1" table:number-columns-spanned="8" office:value-type="string">
            <text:p text:style-name="P30"><text:span text:style-name="T12">DATOS</text:span><text:span text:style-name="T11"> </text:span><text:span text:style-name="T12">PERSONALES</text:span><text:span text:style-name="T14"> </text:span><text:span text:style-name="T12">DEL</text:span><text:span text:style-name="T15"> </text:span><text:span text:style-name="T12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" table:number-columns-spanned="4" office:value-type="string">
            <text:p text:style-name="P29"><text:span text:style-name="T13">NIA</text:span> <draw:control text:anchor-type="as-char" draw:z-index="23" draw:style-name="gr5" draw:text-style-name="P56" svg:width="3.703cm" svg:height="0.551cm" draw:control="control23"/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31"><text:span text:style-name="T16">APELLIDOS</text:span><text:span text:style-name="T16"><draw:control text:anchor-type="as-char" draw:z-index="27" draw:name="apellidos" draw:style-name="gr3" draw:text-style-name="P53" svg:width="6.603cm" svg:height="0.521cm" draw:control="control25"/></text:span></text:p>
          </table:table-cell>
          <table:covered-table-cell/>
          <table:covered-table-cell/>
          <table:table-cell table:style-name="Tabla1.D2" table:number-columns-spanned="4" office:value-type="string">
            <text:p text:style-name="P35"><text:span text:style-name="T16">NOMBRE</text:span><text:span text:style-name="T16"><draw:control text:anchor-type="as-char" draw:z-index="28" draw:name="nombre" draw:style-name="gr3" draw:text-style-name="P53" svg:width="3.747cm" svg:height="0.521cm" draw:control="control26"/></text:span></text:p>
          </table:table-cell>
          <table:covered-table-cell/>
          <table:covered-table-cell/>
          <table:covered-table-cell/>
          <table:table-cell table:style-name="Tabla1.H2" table:number-columns-spanned="3" office:value-type="string">
            <text:p text:style-name="P31"><text:span text:style-name="T16">DNI/NIE</text:span><text:span text:style-name="T16"><draw:control text:anchor-type="as-char" draw:z-index="29" draw:name="dni" draw:style-name="gr3" draw:text-style-name="P53" svg:width="3.07cm" svg:height="0.521cm" draw:control="control27"/></text:span></text:p>
          </table:table-cell>
          <table:covered-table-cell/>
          <table:covered-table-cell/>
          <table:table-cell table:style-name="Tabla1.A1" table:number-columns-spanned="3" office:value-type="string">
            <text:p text:style-name="P50"><draw:control text:anchor-type="paragraph" draw:z-index="32" draw:style-name="gr4" draw:text-style-name="P54" svg:width="0.075cm" svg:height="0.003cm" svg:x="3.066cm" svg:y="-1.785cm" draw:control="control30"/><text:span text:style-name="T37"><draw:control text:anchor-type="as-char" draw:z-index="30" draw:name="hombre" draw:style-name="gr1" draw:text-style-name="P52" svg:width="0.5cm" svg:height="0.5cm" draw:control="control28"/></text:span><text:span text:style-name="T37"><text:s/></text:span><text:span text:style-name="T35">HOMBRE <text:s text:c="2"/></text:span><text:span text:style-name="T36"><text:s/></text:span><text:span text:style-name="T38"><draw:control text:anchor-type="as-char" draw:z-index="31" draw:name="mujer" draw:style-name="gr1" draw:text-style-name="P52" svg:width="0.5cm" svg:height="0.5cm" draw:control="control29"/></text:span><text:span text:style-name="T38"><text:s/></text:span><text:span text:style-name="T35">MUJER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31"><text:span text:style-name="T16">FECHA</text:span><text:span text:style-name="T18"> </text:span><text:span text:style-name="T16">DE</text:span><text:span text:style-name="T18"> </text:span><text:span text:style-name="T16">NACIMIENTO</text:span><text:span text:style-name="T16"><draw:control text:anchor-type="as-char" draw:z-index="33" draw:style-name="gr3" draw:text-style-name="P53" svg:width="2.761cm" svg:height="0.521cm" draw:control="control31"/></text:span></text:p>
          </table:table-cell>
          <table:covered-table-cell/>
          <table:table-cell table:style-name="Tabla1.C3" table:number-columns-spanned="2" office:value-type="string">
            <text:p text:style-name="P31"><text:span text:style-name="T16">MUNICIPIO</text:span><text:span text:style-name="T21"> </text:span><text:span text:style-name="T16">DE</text:span><text:span text:style-name="T26"> </text:span><text:span text:style-name="T16">NACIMIENTO </text:span><text:span text:style-name="T16"><draw:control text:anchor-type="as-char" draw:z-index="34" draw:style-name="gr3" draw:text-style-name="P53" svg:width="4.252cm" svg:height="0.521cm" draw:control="control32"/></text:span></text:p>
          </table:table-cell>
          <table:covered-table-cell/>
          <table:table-cell table:style-name="Tabla1.E3" table:number-columns-spanned="4" office:value-type="string">
            <text:p text:style-name="P35"><text:span text:style-name="T16">PROVINCIA</text:span><text:span text:style-name="T26"> </text:span><text:span text:style-name="T16">DE</text:span><text:span text:style-name="T26"> </text:span><text:span text:style-name="T16">NACIMIENTO</text:span><text:span text:style-name="T16"><draw:control text:anchor-type="as-char" draw:z-index="35" draw:style-name="gr3" draw:text-style-name="P53" svg:width="3.372cm" svg:height="0.521cm" draw:control="control33"/></text:span></text:p>
          </table:table-cell>
          <table:covered-table-cell/>
          <table:covered-table-cell/>
          <table:covered-table-cell/>
          <table:table-cell table:style-name="Tabla1.I3" table:number-columns-spanned="4" office:value-type="string">
            <text:p text:style-name="P31"><text:span text:style-name="T16">PAIS</text:span><text:span text:style-name="T27"> </text:span><text:span text:style-name="T16">DE</text:span><text:span text:style-name="T28"> </text:span><text:span text:style-name="T16">NACIMIENTO</text:span><text:span text:style-name="T16"><draw:control text:anchor-type="as-char" draw:z-index="36" draw:style-name="gr3" draw:text-style-name="P53" svg:width="3.121cm" svg:height="0.521cm" draw:control="control34"/></text:span></text:p>
          </table:table-cell>
          <table:covered-table-cell/>
          <table:covered-table-cell/>
          <table:covered-table-cell/>
          <table:table-cell table:style-name="Tabla1.M3" office:value-type="string">
            <text:p text:style-name="P30"><text:span text:style-name="T17">TELÉFONO DEL ALUMNO</text:span><text:span text:style-name="T16"><draw:control text:anchor-type="as-char" draw:z-index="24" draw:style-name="gr3" draw:text-style-name="P55" svg:width="2.892cm" svg:height="0.521cm" draw:control="control24"/></text:span></text:p>
          </table:table-cell>
        </table:table-row>
        <table:table-row table:style-name="Tabla1.2">
          <table:table-cell table:style-name="Tabla1.A4" table:number-columns-spanned="5" office:value-type="string">
            <text:p text:style-name="P34"><draw:control text:anchor-type="paragraph" draw:z-index="40" draw:style-name="gr2" draw:text-style-name="P53" svg:width="3.119cm" svg:height="0.521cm" svg:x="5.643cm" svg:y="0.321cm" draw:control="control38"/>CONVIVE</text:p>
            <text:p text:style-name="P51"><draw:control text:anchor-type="as-char" draw:z-index="37" draw:style-name="gr1" draw:text-style-name="P52" svg:width="0.5cm" svg:height="0.5cm" draw:control="control35"/><text:span text:style-name="T23">PADRE <text:s text:c="4"/></text:span><text:span text:style-name="T38"><draw:control text:anchor-type="as-char" draw:z-index="38" draw:style-name="gr1" draw:text-style-name="P52" svg:width="0.5cm" svg:height="0.5cm" draw:control="control36"/></text:span><text:span text:style-name="T23">MADRE <text:s text:c="3"/></text:span><text:span text:style-name="T38"><draw:control text:anchor-type="as-char" draw:z-index="39" draw:style-name="gr1" draw:text-style-name="P52" svg:width="0.5cm" svg:height="0.5cm" draw:control="control37"/></text:span><text:span text:style-name="T38"><text:s/></text:span><text:span text:style-name="T23">AMBOS <text:s text:c="2"/></text:span><text:span text:style-name="T24"><text:s/>OTROS </text:span></text:p>
          </table:table-cell>
          <table:covered-table-cell/>
          <table:covered-table-cell/>
          <table:covered-table-cell/>
          <table:covered-table-cell/>
          <table:table-cell table:style-name="Tabla1.F4" table:number-columns-spanned="8" office:value-type="string">
            <text:p text:style-name="P35"><text:span text:style-name="T16">CENTRO DE PROCEDENCIA</text:span><text:span text:style-name="T16"><draw:control text:anchor-type="as-char" draw:z-index="41" draw:style-name="gr3" draw:text-style-name="P53" svg:width="9.423cm" svg:height="0.521cm" draw:control="control3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5" office:value-type="string">
            <text:p text:style-name="P31"><text:span text:style-name="T22">DOMICILIO</text:span><text:span text:style-name="T30"> </text:span><text:span text:style-name="T22">(CALLE/PLAZA</text:span><text:span text:style-name="T20"> </text:span><text:span text:style-name="T22">Y</text:span><text:span text:style-name="T19"> </text:span><text:span text:style-name="T22">NÚMERO)</text:span><text:span text:style-name="T22"><draw:control text:anchor-type="as-char" draw:z-index="42" draw:style-name="gr3" draw:text-style-name="P53" svg:width="8.774cm" svg:height="0.521cm" draw:control="control40"/></text:span></text:p>
          </table:table-cell>
          <table:covered-table-cell/>
          <table:covered-table-cell/>
          <table:covered-table-cell/>
          <table:covered-table-cell/>
          <table:table-cell table:style-name="Tabla1.F5" office:value-type="string">
            <text:p text:style-name="P35"><text:span text:style-name="T16">C.</text:span><text:span text:style-name="T28"> </text:span><text:span text:style-name="T16">POSTAL</text:span></text:p>
            <text:p text:style-name="P36"><draw:control text:anchor-type="as-char" draw:z-index="43" draw:style-name="gr3" draw:text-style-name="P53" svg:width="1.246cm" svg:height="0.521cm" draw:control="control41"/></text:p>
          </table:table-cell>
          <table:table-cell table:style-name="Tabla1.G5" table:number-columns-spanned="5" office:value-type="string">
            <text:p text:style-name="P31"><text:span text:style-name="T16">LOCALIDAD</text:span><text:span text:style-name="T16"><draw:control text:anchor-type="as-char" draw:z-index="44" draw:style-name="gr3" draw:text-style-name="P53" svg:width="3.493cm" svg:height="0.521cm" draw:control="control42"/></text:span></text:p>
          </table:table-cell>
          <table:covered-table-cell/>
          <table:covered-table-cell/>
          <table:covered-table-cell/>
          <table:covered-table-cell/>
          <table:table-cell table:style-name="Tabla1.L5" table:number-columns-spanned="2" office:value-type="string">
            <text:p text:style-name="P31"><text:span text:style-name="T16">PROVINCIA</text:span><text:span text:style-name="T16"><draw:control text:anchor-type="as-char" draw:z-index="45" draw:style-name="gr3" draw:text-style-name="P53" svg:width="3.499cm" svg:height="0.521cm" draw:control="control43"/></text:span></text:p>
          </table:table-cell>
          <table:covered-table-cell/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6">B</text:p>
          </table:table-cell>
          <table:table-cell table:style-name="Tabla3.B1" table:number-columns-spanned="5" office:value-type="string">
            <text:p text:style-name="P33"><text:span text:style-name="T46">DATOS</text:span><text:span text:style-name="T44"> </text:span><text:span text:style-name="T46">DEL</text:span><text:span text:style-name="T48"> </text:span><text:span text:style-name="T46">PADRE</text:span><text:span text:style-name="T44"> </text:span><text:span text:style-name="T46">O</text:span><text:span text:style-name="T44"> </text:span><text:span text:style-name="T46">TUTOR</text:span><text:span text:style-name="T44"> </text:span><text:span text:style-name="T46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33"/>
          </table:table-cell>
          <table:table-cell table:style-name="Tabla3.H1" office:value-type="string">
            <text:p text:style-name="P26">C</text:p>
          </table:table-cell>
          <table:table-cell table:style-name="Tabla3.I1" table:number-columns-spanned="5" office:value-type="string">
            <text:p text:style-name="P33"><text:span text:style-name="T46">DATOS</text:span><text:span text:style-name="T44"> </text:span><text:span text:style-name="T46">DE L</text:span><text:span text:style-name="T47">A</text:span><text:span text:style-name="T48"> </text:span><text:span text:style-name="T49">MADRE</text:span><text:span text:style-name="T44"> </text:span><text:span text:style-name="T46">O</text:span><text:span text:style-name="T44"> </text:span><text:span text:style-name="T46">TUTOR</text:span><text:span text:style-name="T47">A</text:span><text:span text:style-name="T44"> </text:span><text:span text:style-name="T46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32"><draw:control text:anchor-type="paragraph" draw:z-index="62" draw:style-name="gr2" draw:text-style-name="P53" svg:width="8.826cm" svg:height="0.521cm" svg:x="0.072cm" svg:y="0.296cm" draw:control="control60"/>APELLIDOS, <text:span text:style-name="T64">NOMBRE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32"><draw:control text:anchor-type="paragraph" draw:z-index="63" draw:style-name="gr2" draw:text-style-name="P53" svg:width="8.826cm" svg:height="0.521cm" svg:x="0.072cm" svg:y="0.289cm" draw:control="control61"/>APELLIDOS, <text:span text:style-name="T64">NOMBRE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33"><text:span text:style-name="T16">DNI/NIE</text:span><text:span text:style-name="T16"><draw:control text:anchor-type="as-char" draw:z-index="46" draw:style-name="gr3" draw:text-style-name="P53" svg:width="2.625cm" svg:height="0.521cm" draw:control="control44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33"><text:span text:style-name="T16">E-MAIL</text:span><text:span text:style-name="T16"><draw:control text:anchor-type="as-char" draw:z-index="47" draw:style-name="gr3" draw:text-style-name="P53" svg:width="5.58cm" svg:height="0.521cm" draw:control="control45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32">DNI/NIE</text:p>
            <text:p text:style-name="P32"><draw:control text:anchor-type="as-char" draw:z-index="48" draw:style-name="gr3" draw:text-style-name="P53" svg:width="2.234cm" svg:height="0.521cm" draw:control="control46"/></text:p>
          </table:table-cell>
          <table:covered-table-cell/>
          <table:covered-table-cell/>
          <table:table-cell table:style-name="Tabla3.K3" table:number-columns-spanned="3" office:value-type="string">
            <text:p text:style-name="P32">E-MAIL</text:p>
            <text:p text:style-name="P32"><draw:control text:anchor-type="as-char" draw:z-index="49" draw:style-name="gr3" draw:text-style-name="P53" svg:width="6.01cm" svg:height="0.521cm" draw:control="control47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38"><text:span text:style-name="T16">TELÉFONO</text:span><text:span text:style-name="T29"> </text:span><text:span text:style-name="T16">1</text:span><text:span text:style-name="T16"><draw:control text:anchor-type="as-char" draw:z-index="50" draw:style-name="gr3" draw:text-style-name="P53" svg:width="3.77cm" svg:height="0.521cm" draw:control="control48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33"><text:span text:style-name="T16">TELÉFONO</text:span><text:span text:style-name="T29"> </text:span><text:span text:style-name="T16">2</text:span><text:span text:style-name="T16"><draw:control text:anchor-type="as-char" draw:z-index="51" draw:style-name="gr3" draw:text-style-name="P53" svg:width="3.957cm" svg:height="0.521cm" draw:control="control49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38"><text:span text:style-name="T16">TELÉFONO</text:span><text:span text:style-name="T29"> </text:span><text:span text:style-name="T16">1</text:span><text:span text:style-name="T16"><draw:control text:anchor-type="as-char" draw:z-index="52" draw:style-name="gr3" draw:text-style-name="P53" svg:width="3.77cm" svg:height="0.521cm" draw:control="control50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33"><text:span text:style-name="T16">TELÉFONO</text:span><text:span text:style-name="T29"> </text:span><text:span text:style-name="T16">2</text:span><text:span text:style-name="T16"><draw:control text:anchor-type="as-char" draw:z-index="53" draw:style-name="gr3" draw:text-style-name="P53" svg:width="4.128cm" svg:height="0.521cm" draw:control="control51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33"><text:span text:style-name="T22">DOMICILIO</text:span><text:span text:style-name="T30"> </text:span><text:span text:style-name="T22">(CALLE/PLAZA</text:span><text:span text:style-name="T20"> </text:span><text:span text:style-name="T22">Y</text:span><text:span text:style-name="T19"> </text:span><text:span text:style-name="T22">NÚMERO) </text:span><text:span text:style-name="T25">(Sólo si no coincide con el del alumno)</text:span><text:span text:style-name="T22"><draw:control text:anchor-type="as-char" draw:z-index="54" draw:style-name="gr3" draw:text-style-name="P53" svg:width="8.774cm" svg:height="0.521cm" draw:control="control5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33"><text:span text:style-name="T22">DOMICILIO</text:span><text:span text:style-name="T30"> </text:span><text:span text:style-name="T22">(CALLE/PLAZA</text:span><text:span text:style-name="T20"> </text:span><text:span text:style-name="T22">Y</text:span><text:span text:style-name="T19"> </text:span><text:span text:style-name="T22">NÚMERO) </text:span><text:span text:style-name="T25">(Sólo si no coincide con el del alumno)</text:span><text:span text:style-name="T22"><draw:control text:anchor-type="as-char" draw:z-index="55" draw:style-name="gr3" draw:text-style-name="P53" svg:width="9.016cm" svg:height="0.521cm" draw:control="control53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38"><text:span text:style-name="T16">C.</text:span><text:span text:style-name="T28"> </text:span><text:span text:style-name="T16">POSTAL</text:span></text:p>
            <text:p text:style-name="P37"><draw:control text:anchor-type="as-char" draw:z-index="56" draw:style-name="gr3" draw:text-style-name="P53" svg:width="1.246cm" svg:height="0.521cm" draw:control="control54"/></text:p>
          </table:table-cell>
          <table:covered-table-cell/>
          <table:table-cell table:style-name="Tabla3.C6" table:number-columns-spanned="3" office:value-type="string">
            <text:p text:style-name="P33"><text:span text:style-name="T16">LOCALIDAD</text:span><text:span text:style-name="T16"><draw:control text:anchor-type="as-char" draw:z-index="57" draw:style-name="gr3" draw:text-style-name="P53" svg:width="3.493cm" svg:height="0.521cm" draw:control="control55"/></text:span></text:p>
          </table:table-cell>
          <table:covered-table-cell/>
          <table:covered-table-cell/>
          <table:table-cell table:style-name="Tabla3.F6" office:value-type="string">
            <text:p text:style-name="P33"><text:span text:style-name="T16">PROVINCIA</text:span><text:span text:style-name="T16"><draw:control text:anchor-type="as-char" draw:z-index="58" draw:style-name="gr3" draw:text-style-name="P53" svg:width="2.881cm" svg:height="0.521cm" draw:control="control56"/></text:span></text:p>
          </table:table-cell>
          <table:covered-table-cell/>
          <table:table-cell table:style-name="Tabla3.H6" table:number-columns-spanned="2" office:value-type="string">
            <text:p text:style-name="P38"><text:span text:style-name="T16">C.</text:span><text:span text:style-name="T28"> </text:span><text:span text:style-name="T16">POSTAL</text:span></text:p>
            <text:p text:style-name="P37"><draw:control text:anchor-type="as-char" draw:z-index="59" draw:style-name="gr3" draw:text-style-name="P53" svg:width="1.246cm" svg:height="0.521cm" draw:control="control57"/></text:p>
          </table:table-cell>
          <table:covered-table-cell/>
          <table:table-cell table:style-name="Tabla3.J6" table:number-columns-spanned="3" office:value-type="string">
            <text:p text:style-name="P33"><text:span text:style-name="T16">LOCALIDAD</text:span><text:span text:style-name="T16"><draw:control text:anchor-type="as-char" draw:z-index="60" draw:style-name="gr3" draw:text-style-name="P53" svg:width="3.885cm" svg:height="0.521cm" draw:control="control58"/></text:span></text:p>
          </table:table-cell>
          <table:covered-table-cell/>
          <table:covered-table-cell/>
          <table:table-cell table:style-name="Tabla3.M6" office:value-type="string">
            <text:p text:style-name="P33"><text:span text:style-name="T16">PROVINCIA</text:span><text:span text:style-name="T16"><draw:control text:anchor-type="as-char" draw:z-index="61" draw:style-name="gr3" draw:text-style-name="P53" svg:width="3.003cm" svg:height="0.521cm" draw:control="control59"/></text:span></text:p>
          </table:table-cell>
        </table:table-row>
      </table:table>
      <text:p text:style-name="P19"/>
      <text:p text:style-name="P16"><draw:frame draw:style-name="fr1" draw:name="Marco1" text:anchor-type="paragraph" svg:y="0.173cm" svg:width="19.27cm" draw:z-index="0"><draw:text-box fo:min-height="0.041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office:value-type="string"><text:p text:style-name="P27">D</text:p></table:table-cell><table:table-cell table:style-name="Tabla4.B1" table:number-columns-spanned="3" office:value-type="string"><text:p text:style-name="P42">DATOS ACADÉMICOS</text:p></table:table-cell><table:covered-table-cell/><table:covered-table-cell/><table:table-cell table:style-name="Tabla4.E1" office:value-type="string"><text:p text:style-name="P43"><text:span text:style-name="T13">REPETIDOR</text:span> <text:s text:c="2"/><draw:control text:anchor-type="as-char" draw:z-index="64" draw:style-name="gr1" draw:text-style-name="P52" svg:width="0.5cm" svg:height="0.5cm" draw:control="control62"/><text:span text:style-name="T39"><text:s/></text:span></text:p></table:table-cell></table:table-row><table:table-row table:style-name="Tabla4.2"><table:table-cell table:style-name="Tabla4.A2" table:number-columns-spanned="2" office:value-type="string"><text:p text:style-name="P28"><text:bookmark-start text:name="OLE_LINK541"/><text:bookmark-start text:name="OLE_LINK531"/><text:bookmark-start text:name="OLE_LINK551"/><text:span text:style-name="T32"><draw:control text:anchor-type="as-char" draw:z-index="16" draw:style-name="gr1" draw:text-style-name="P52" svg:width="0.5cm" svg:height="0.5cm" draw:control="control16"/></text:span><text:span text:style-name="T32"><text:s/></text:span><text:bookmark-end text:name="OLE_LINK541"/><text:bookmark-end text:name="OLE_LINK531"/><text:bookmark-end text:name="OLE_LINK551"/><text:span text:style-name="T50">1º MÓDULOS FORMATIVOS</text:span></text:p></table:table-cell><table:covered-table-cell/><table:table-cell table:style-name="Tabla4.C3" table:number-rows-spanned="2" office:value-type="string"><text:p text:style-name="P39"/></table:table-cell><table:table-cell table:style-name="Tabla4.A2" table:number-columns-spanned="2" office:value-type="string"><text:p text:style-name="P41"><text:span text:style-name="T32"><draw:control text:anchor-type="as-char" draw:z-index="15" draw:style-name="gr1" draw:text-style-name="P52" svg:width="0.5cm" svg:height="0.5cm" draw:control="control15"/></text:span><text:span text:style-name="T32"><text:s/></text:span><text:span text:style-name="T50">2º MÓDULOS FORMATIVOS</text:span></text:p></table:table-cell><table:covered-table-cell/></table:table-row><table:table-row table:style-name="Tabla4.3"><table:table-cell table:style-name="Tabla4.A3" table:number-columns-spanned="2" office:value-type="string"><text:p text:style-name="P7"><text:bookmark-start text:name="OLE_LINK511"/><text:bookmark-start text:name="OLE_LINK501"/><text:bookmark-start text:name="OLE_LINK521"/><text:span text:style-name="T51"><text:s text:c="10"/></text:span><text:bookmark-end text:name="OLE_LINK511"/><text:bookmark-end text:name="OLE_LINK501"/><text:bookmark-end text:name="OLE_LINK521"/><text:span text:style-name="T31"><draw:control text:anchor-type="as-char" draw:z-index="1" draw:style-name="gr1" draw:text-style-name="P52" svg:width="0.5cm" svg:height="0.5cm" draw:control="control1"/></text:span><text:span text:style-name="T31"><text:s/></text:span><text:span text:style-name="T58">1226. Marketing en la actividad comercial.</text:span></text:p><text:p text:style-name="P22"><text:span text:style-name="T39"><draw:control text:anchor-type="as-char" draw:z-index="2" draw:style-name="gr1" draw:text-style-name="P52" svg:width="0.5cm" svg:height="0.5cm" draw:control="control2"/></text:span><text:span text:style-name="T39"><text:s/></text:span><text:span text:style-name="T60">1229. Gestión de compras</text:span></text:p><text:p text:style-name="P22"><text:span text:style-name="T39"><draw:control text:anchor-type="as-char" draw:z-index="3" draw:style-name="gr1" draw:text-style-name="P52" svg:width="0.5cm" svg:height="0.5cm" draw:control="control3"/></text:span><text:span text:style-name="T39"><text:s/></text:span><text:span text:style-name="T60">1231. Dinamización del punto de venta</text:span><text:span text:style-name="T52"> </text:span></text:p><text:p text:style-name="P22"><text:span text:style-name="T39"><draw:control text:anchor-type="as-char" draw:z-index="4" draw:style-name="gr1" draw:text-style-name="P52" svg:width="0.5cm" svg:height="0.5cm" draw:control="control4"/></text:span><text:span text:style-name="T39"><text:s/></text:span><text:span text:style-name="T60">1232. Procesos de venta</text:span></text:p><text:p text:style-name="P21"><text:span text:style-name="T40"><draw:control text:anchor-type="as-char" draw:z-index="5" draw:style-name="gr1" draw:text-style-name="P52" svg:width="0.5cm" svg:height="0.5cm" draw:control="control5"/></text:span><text:span text:style-name="T40"><text:s/></text:span><text:span text:style-name="T58">1233. Aplicaciones informáticas para el comercio</text:span></text:p><text:p text:style-name="P21"><text:span text:style-name="T40"><draw:control text:anchor-type="as-char" draw:z-index="6" draw:style-name="gr1" draw:text-style-name="P52" svg:width="0.5cm" svg:height="0.5cm" draw:control="control6"/></text:span><text:span text:style-name="T40"><text:s/></text:span><text:span text:style-name="T58">0156. Inglés</text:span><text:span text:style-name="T54"> </text:span></text:p><text:p text:style-name="P21"><text:span text:style-name="T40"><draw:control text:anchor-type="as-char" draw:z-index="17" draw:style-name="gr1" draw:text-style-name="P52" svg:width="0.5cm" svg:height="0.5cm" draw:control="control17"/></text:span><text:span text:style-name="T40"><text:s/></text:span><text:span text:style-name="T58">1236. </text:span><text:span text:style-name="T56">Formación y Orientación Laboral</text:span></text:p></table:table-cell><table:covered-table-cell/><table:covered-table-cell/><table:table-cell table:style-name="Tabla4.D3" table:number-columns-spanned="2" office:value-type="string"><text:p text:style-name="P24"><text:span text:style-name="T39"><draw:control text:anchor-type="as-char" draw:z-index="14" draw:style-name="gr1" draw:text-style-name="P52" svg:width="0.5cm" svg:height="0.5cm" draw:control="control14"/></text:span><text:span text:style-name="T39"><text:s/></text:span><text:span text:style-name="T60">1227. Gestión de un pequeño comercio</text:span></text:p><text:p text:style-name="P24"><text:span text:style-name="T39"><draw:control text:anchor-type="as-char" draw:z-index="13" draw:style-name="gr1" draw:text-style-name="P52" svg:width="0.5cm" svg:height="0.5cm" draw:control="control13"/></text:span><text:span text:style-name="T39"><text:s/></text:span><text:span text:style-name="T60">1228. Técnicas de almacén</text:span></text:p><text:p text:style-name="P24"><text:span text:style-name="T39"><draw:control text:anchor-type="as-char" draw:z-index="12" draw:style-name="gr1" draw:text-style-name="P52" svg:width="0.5cm" svg:height="0.5cm" draw:control="control12"/></text:span><text:span text:style-name="T39"><text:s/></text:span><text:span text:style-name="T60">1230. Venta técnica</text:span></text:p><text:p text:style-name="P23"><text:span text:style-name="T40"><draw:control text:anchor-type="as-char" draw:z-index="11" draw:style-name="gr1" draw:text-style-name="P52" svg:width="0.5cm" svg:height="0.5cm" draw:control="control11"/></text:span><text:span text:style-name="T40"><text:s/></text:span><text:span text:style-name="T58">1234. Servicios de atención comercial </text:span></text:p><text:p text:style-name="P23"><text:span text:style-name="T40"><draw:control text:anchor-type="as-char" draw:z-index="10" draw:style-name="gr1" draw:text-style-name="P52" svg:width="0.5cm" svg:height="0.5cm" draw:control="control10"/></text:span><text:span text:style-name="T40"><text:s/></text:span><text:span text:style-name="T58">1235. Comercio electrónico</text:span><text:bookmark text:name="OLE_LINK361"/><text:bookmark text:name="OLE_LINK371"/></text:p><text:p text:style-name="P23"><text:span text:style-name="T41"><draw:control text:anchor-type="as-char" draw:z-index="9" draw:style-name="gr1" draw:text-style-name="P52" svg:width="0.5cm" svg:height="0.5cm" draw:control="control9"/></text:span><text:span text:style-name="T41"><text:s/></text:span><text:span text:style-name="T58">CV0002. Inglés técnico II-</text:span><text:span text:style-name="T59">M/Horario reserv. docencia Inglés</text:span></text:p><text:p text:style-name="P24"><text:span text:style-name="T39"><draw:control text:anchor-type="as-char" draw:z-index="8" draw:style-name="gr1" draw:text-style-name="P52" svg:width="0.5cm" svg:height="0.5cm" draw:control="control8"/></text:span><text:span text:style-name="T39"><text:s/></text:span><text:span text:style-name="T60">1237. </text:span><text:span text:style-name="T55">Formación en Centros de Trabajo</text:span><text:bookmark text:name="OLE_LINK561"/><text:bookmark text:name="OLE_LINK571"/><text:bookmark text:name="OLE_LINK581"/></text:p></table:table-cell><table:covered-table-cell/></table:table-row><table:table-row table:style-name="Tabla4.4"><table:table-cell table:style-name="Tabla4.A2" table:number-columns-spanned="5" office:value-type="string"><text:p text:style-name="P40"><text:span text:style-name="T10">Accede al ciclo por cumplir el siguiente requisito</text:span><text:span text:style-name="T53">:</text:span></text:p></table:table-cell><table:covered-table-cell/><table:covered-table-cell/><table:covered-table-cell/><table:covered-table-cell/></table:table-row><table:table-row table:style-name="Tabla4.5"><table:table-cell table:style-name="Tabla4.A5" table:number-columns-spanned="3" office:value-type="string"><text:p text:style-name="P47"><text:span text:style-name="T31"><draw:control text:anchor-type="as-char" draw:z-index="7" draw:style-name="gr1" draw:text-style-name="P52" svg:width="0.5cm" svg:height="0.5cm" draw:control="control7"/></text:span><text:span text:style-name="T31"><text:s/></text:span><text:span text:style-name="T55">Superar prueba de acceso a un ciclo formativo de grado medio</text:span></text:p><text:p text:style-name="P44"><text:span text:style-name="T31"><draw:control text:anchor-type="as-char" draw:z-index="20" draw:style-name="gr1" draw:text-style-name="P52" svg:width="0.5cm" svg:height="0.5cm" draw:control="control20"/></text:span><text:span text:style-name="T31"><text:s/></text:span><text:span text:style-name="T55">Superar prueba de acceso a la universidad para mayores de 25 años</text:span></text:p><text:p text:style-name="P46"><text:span text:style-name="T34"><draw:control text:anchor-type="as-char" draw:z-index="22" draw:style-name="gr1" draw:text-style-name="P52" svg:width="0.5cm" svg:height="0.5cm" draw:control="control22"/></text:span><text:span text:style-name="T34"><text:s/></text:span><text:span text:style-name="T43">Haber superado 2º BUP</text:span></text:p></table:table-cell><table:covered-table-cell/><table:covered-table-cell/><table:table-cell table:style-name="Tabla4.D5" table:number-columns-spanned="2" office:value-type="string"><text:p text:style-name="P48"><text:span text:style-name="T31"><draw:control text:anchor-type="as-char" draw:z-index="21" draw:style-name="gr1" draw:text-style-name="P52" svg:width="0.5cm" svg:height="0.5cm" draw:control="control21"/></text:span><text:span text:style-name="T31"><text:s/></text:span><text:span text:style-name="T42">Título Profesional Básico</text:span></text:p><text:p text:style-name="P45"><text:span text:style-name="T33"><draw:control text:anchor-type="as-char" draw:z-index="18" draw:style-name="gr1" draw:text-style-name="P52" svg:width="0.5cm" svg:height="0.5cm" draw:control="control18"/></text:span><text:span text:style-name="T33"><text:s/></text:span><text:span text:style-name="T56">Título de Bachiller LOGSE/LOCE/LOE/</text:span><text:span text:style-name="T57">LOMCE</text:span></text:p><text:p text:style-name="P48"><text:span text:style-name="T34"><draw:control text:anchor-type="as-char" draw:z-index="19" draw:style-name="gr1" draw:text-style-name="P52" svg:width="0.5cm" svg:height="0.5cm" draw:control="control19"/></text:span><text:span text:style-name="T34"><text:s/></text:span><text:span text:style-name="T43">Graduado en E.S.O.</text:span></text:p></table:table-cell><table:covered-table-cell/></table:table-row></table:table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<text:span text:style-name="T61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62">matrícula</text:span><text:span text:style-name="T61"> del alumnado </text:span><text:span text:style-name="T63">en el </text:span><text:span text:style-name="T62">IES NÚM. 1 - LIBERTAS</text:span><text:span text:style-name="T61">.- Se pueden ejercer los derechos de acceso, rectificación, cancelación y oposición </text:span><text:span text:style-name="T62">ante el IES NÚM. 1 - LIBERTAS Polígono Aguas Nuevas, sector 25 S/N, 03183 Torrevieja </text:span><text:span text:style-name="T61">(dirección de correo electrónico: </text:span><text:span text:style-name="T62">03008630</text:span><text:span text:style-name="T61">@gva.es Tfn.: 96</text:span><text:span text:style-name="T62">5</text:span><text:span text:style-name="T61"> </text:span><text:span text:style-name="T62">290</text:span><text:span text:style-name="T61"> </text:span><text:span text:style-name="T62">100</text:span><text:span text:style-name="T61">).</text:span></text:p>
      <text:p text:style-name="P17">Con la firma de la solicitud autorizo y presto mi consentimiento expreso para el uso de mis datos, según todo lo anteriormente expuesto y de <text:span text:style-name="T45">forma confidencial, con las medidas de seguridad que establece la normativa vigente en materia de protección de datos.</text:span></text:p>
      <text:p text:style-name="P14"><text:bookmark text:name="OLE_LINK33"/><text:bookmark text:name="OLE_LINK34"/><text:bookmark text:name="OLE_LINK35"/></text:p>
      <table:table table:name="Tabla6" table:style-name="Tabla6">
        <table:table-column table:style-name="Tabla6.A"/>
        <table:table-column table:style-name="Tabla6.B" table:number-columns-repeated="2"/>
        <table:table-row table:style-name="Tabla6.1">
          <table:table-cell table:style-name="Tabla6.A1" office:value-type="string">
            <text:p text:style-name="P10">Firma padre/tutor</text:p>
          </table:table-cell>
          <table:table-cell table:style-name="Tabla6.A1" office:value-type="string">
            <text:p text:style-name="P10">Firma madre/tutora</text:p>
          </table:table-cell>
          <table:table-cell table:style-name="Tabla6.A1" office:value-type="string">
            <text:p text:style-name="P12">Firma del alumno</text:p>
            <text:p text:style-name="P13">(en caso de mayoría de edad)</text:p>
          </table:table-cell>
        </table:table-row>
        <table:table-row table:style-name="Tabla6.2">
          <table:table-cell table:style-name="Tabla6.A2" table:number-columns-spanned="2" office:value-type="string">
            <text:p text:style-name="P11"/>
          </table:table-cell>
          <table:covered-table-cell/>
          <table:table-cell table:style-name="Tabla6.A2" office:value-type="string">
            <text:p text:style-name="P9"><text:bookmark text:name="OLE_LINK15"/><text:bookmark text:name="OLE_LINK16"/><text:bookmark text:name="OLE_LINK21"/><text:bookmark text:name="OLE_LINK22"/><text:bookmark text:name="OLE_LINK29"/><text:bookmark text:name="OLE_LINK30"/><text:bookmark text:name="OLE_LINK31"/><text:bookmark text:name="OLE_LINK32"/><text:bookmark text:name="OLE_LINK14"/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 style:font-name-asian="Calibri2" style:font-family-asian="Calibri" style:font-family-generic-asian="system" style:font-pitch-asian="variable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248cm" fo:margin-top="0cm" fo:margin-bottom="0cm" table:align="center" style:writing-mode="lr-tb"/>
    </style:style>
    <style:style style:name="Tabla5.A" style:family="table-column">
      <style:table-column-properties style:column-width="19.248cm"/>
    </style:style>
    <style:style style:name="Tabla5.1" style:family="table-row">
      <style:table-row-properties style:min-row-height="2.498cm" fo:keep-together="auto"/>
    </style:style>
    <style:style style:name="Tabla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  <style:text-properties fo:font-size="7pt" style:font-size-asian="6.09999990463257pt" style:font-size-complex="7pt"/>
    </style:style>
    <style:style style:name="M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6pt" fo:letter-spacing="normal" fo:language="ru" fo:country="RU" fo:font-weight="bold" officeooo:paragraph-rsid="00218469" style:font-name-asian="Calibri2" style:font-size-asian="5.25pt" style:language-asian="en" style:country-asian="US" style:font-weight-asian="bold" style:font-size-complex="6pt"/>
    </style:style>
    <style:style style:name="M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" fo:font-size="2pt" fo:letter-spacing="normal" fo:language="ru" fo:country="RU" fo:font-weight="bold" officeooo:paragraph-rsid="00218469" style:font-name-asian="Calibri2" style:font-size-asian="1.75pt" style:language-asian="en" style:country-asian="US" style:font-weight-asian="bold" style:font-size-complex="2pt"/>
    </style:style>
    <style:style style:name="MP4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officeooo:paragraph-rsid="00218469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655c2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/>
      <style:text-properties fo:font-size="9pt" style:font-size-asian="7.84999990463257pt" style:font-size-complex="9pt"/>
    </style:style>
    <style:style style:name="MT1" style:family="text">
      <style:text-properties style:font-name="Times New Roman" fo:font-size="24pt" fo:letter-spacing="normal" fo:language="ru" fo:country="RU" fo:font-weight="bold" style:font-name-asian="Calibri2" style:font-size-asian="24pt" style:language-asian="en" style:country-asian="US" style:font-weight-asian="bold" style:font-size-complex="24pt"/>
    </style:style>
    <style:style style:name="MT2" style:family="text">
      <style:text-properties style:font-name="Times New Roman" fo:font-size="24pt" fo:language="ru" fo:country="RU" fo:font-weight="bold" style:font-name-asian="Calibri2" style:font-size-asian="24pt" style:language-asian="en" style:country-asian="US" style:font-weight-asian="bold" style:font-size-complex="24pt"/>
    </style:style>
    <style:style style:name="MT3" style:family="text">
      <style:text-properties style:font-name="Arial" fo:font-size="20pt" fo:letter-spacing="normal" fo:language="ru" fo:country="RU" fo:font-weight="bold" style:font-name-asian="Calibri2" style:font-size-asian="20pt" style:language-asian="en" style:country-asian="US" style:font-weight-asian="bold" style:font-size-complex="20pt"/>
    </style:style>
    <style:style style:name="MT4" style:family="text">
      <style:text-properties style:font-name="Arial" fo:font-size="20pt" fo:language="ru" fo:country="RU" fo:font-weight="bold" style:font-name-asian="Calibri2" style:font-size-asian="20pt" style:language-asian="en" style:country-asian="US" style:font-weight-asian="bold" style:font-size-complex="20pt"/>
    </style:style>
    <style:style style:name="MT5" style:family="text">
      <style:text-properties style:font-name="Arial" fo:font-size="20pt" fo:letter-spacing="normal" fo:language="es" fo:country="ES" fo:font-weight="bold" officeooo:rsid="000929d7" style:font-name-asian="Calibri2" style:font-size-asian="20pt" style:language-asian="en" style:country-asian="US" style:font-weight-asian="bold" style:font-size-complex="20pt"/>
    </style:style>
    <style:style style:name="MT6" style:family="text">
      <style:text-properties style:font-name="Arial" fo:font-size="20pt" fo:language="es" fo:country="ES" fo:font-weight="bold" officeooo:rsid="000929d7" style:font-name-asian="Calibri2" style:font-size-asian="20pt" style:language-asian="en" style:country-asian="US" style:font-weight-asian="bold" style:font-size-complex="20pt"/>
    </style:style>
    <style:style style:name="MT7" style:family="text">
      <style:text-properties fo:color="#800000" style:text-position="-2% 100%" style:font-name="Arial" fo:font-size="20pt" fo:language="ru" fo:country="RU" fo:font-weight="bold" style:font-name-asian="Calibri2" style:font-size-asian="20pt" style:language-asian="en" style:country-asian="US" style:font-weight-asian="bold" style:font-name-complex="Arial2" style:font-size-complex="20pt" style:font-weight-complex="bold"/>
    </style:style>
    <style:style style:name="MT8" style:family="text">
      <style:text-properties fo:color="#800000" style:text-position="-2% 100%" style:font-name="Arial" fo:font-size="20pt" fo:font-weight="bold" style:font-name-asian="Calibri2" style:font-size-asian="20pt" style:language-asian="en" style:country-asian="US" style:font-weight-asian="bold" style:font-name-complex="Arial2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31cm" fo:page-height="29.7cm" style:num-format="1" style:print-orientation="portrait" fo:margin-top="1.27cm" fo:margin-bottom="1.27cm" fo:margin-left="0.741cm" fo:margin-right="0.494cm" style:writing-mode="lr-tb" style:layout-grid-color="#c0c0c0" style:layout-grid-lines="287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char" svg:x="2.034cm" svg:y="0.152cm" svg:width="14.794cm" svg:height="1.009cm" draw:z-index="26"><draw:image xlink:href="Pictures/1000020100001B5D000001DE3510BDC124B51DE6.png" xlink:type="simple" xlink:show="embed" xlink:actuate="onLoad" loext:mime-type="image/png"/></draw:frame></text:p>
              <text:p text:style-name="MP2"/>
              <text:p text:style-name="MP2"/>
              <text:p text:style-name="MP3"/>
              <text:p text:style-name="MP4"><text:span text:style-name="MT1">SOLICITUD</text:span><text:span text:style-name="MT2"> </text:span><text:span text:style-name="MT1">DE</text:span><text:span text:style-name="MT2"> MATRÍCULA</text:span></text:p>
              <text:p text:style-name="MP5"><draw:frame draw:style-name="Mfr2" draw:name="Imagen2" text:anchor-type="paragraph" svg:x="0.009cm" svg:y="-0.411cm" svg:width="2.526cm" svg:height="1.406cm" draw:z-index="25"><draw:image xlink:href="Pictures/100002010000066100000391F0B4069685737080.png" xlink:type="simple" xlink:show="embed" xlink:actuate="onLoad" loext:mime-type="image/png"/></draw:frame><text:span text:style-name="MT3">CURSO</text:span><text:span text:style-name="MT4"> </text:span><text:span text:style-name="MT3">20 <text:s text:c="2"/></text:span><text:span text:style-name="MT5"><text:s text:c="3"/></text:span><text:span text:style-name="MT3"><text:s/>/ </text:span><text:span text:style-name="MT4">20</text:span><text:span text:style-name="MT6"> </text:span></text:p>
              <text:p text:style-name="MP6"><text:span text:style-name="MT7">C.F</text:span><text:bookmark text:name="_GoBack"/><text:span text:style-name="MT7">.G.M. </text:span><text:span text:style-name="MT8">ACTIVIDADES COMERCIALES</text:span><text:bookmark text:name="OLE_LINK28"/><text:bookmark text:name="OLE_LINK27"/><text:bookmark text:name="OLE_LINK26"/><text:bookmark text:name="OLE_LINK25"/><text:bookmark text:name="OLE_LINK20"/><text:bookmark text:name="OLE_LINK19"/><text:bookmark text:name="OLE_LINK18"/><text:bookmark text:name="OLE_LINK17"/></text:p>
            </table:table-cell>
          </table:table-row>
        </table:table>
        <text:p text:style-name="MP7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Álvaro López</meta:initial-creator>
    <dc:description>Solid Converter PDF</dc:description>
    <meta:editing-cycles>31</meta:editing-cycles>
    <meta:print-date>2014-05-14T11:05:00</meta:print-date>
    <meta:creation-date>2015-04-19T19:37:00</meta:creation-date>
    <dc:date>2020-06-04T13:05:50.846993362</dc:date>
    <meta:editing-duration>PT1H22M16S</meta:editing-duration>
    <meta:generator>LibreOffice/6.4.4.2$MacOSX_X86_64 LibreOffice_project/3d775be2011f3886db32dfd395a6a6d1ca2630ff</meta:generator>
    <dc:creator>J M</dc:creator>
    <meta:document-statistic meta:table-count="5" meta:image-count="2" meta:object-count="0" meta:page-count="1" meta:paragraph-count="81" meta:word-count="416" meta:character-count="2721" meta:non-whitespace-character-count="2315"/>
    <meta:user-defined meta:name="AppVersion">14.0000</meta:user-defined>
    <meta:user-defined meta:name="Company">CopL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